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paratorPathElement.getCh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paratorPathElement.getNormalized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paratorPathElement.matches( int pathIndex , MatchingContext matching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eparatorPathElement.isLiter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paratorPathElem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paratorPathElement.SeparatorPathElement( int pos , char se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